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fo:font-size="12pt" fo:font-weight="normal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ua calls setupLevel() in your code at startup.</text:p>
      <text:p text:style-name="Standard">In this function, you define the enemies, waypoints, paths, barrages, and so on via function calls.</text:p>
      <text:p text:style-name="Standard"/>
      <text:p text:style-name="P1">Path Functions</text:p>
      <text:p text:style-name="P2">handle newPath()</text:p>
      <text:p text:style-name="P3">Adds a new empty path and returns a handle to it.</text:p>
      <text:p text:style-name="P3"/>
      <text:p text:style-name="P2">void addPLine(handle, float x, float y)</text:p>
      <text:p text:style-name="P3">Adds a line to the given path (handle). The start is the end of the last piece of the path, </text:p>
      <text:p text:style-name="P3">or 0, 0 if this is the first piece added to it.</text:p>
      <text:p text:style-name="P3"/>
      <text:p text:style-name="P3"/>
      <text:p text:style-name="P1">WayPoint Functions</text:p>
      <text:p text:style-name="P2">handle newWayPoint()</text:p>
      <text:p text:style-name="P3">Adds a new empty waypoint and returns a handle to it.</text:p>
      <text:p text:style-name="P3"/>
      <text:p text:style-name="P2">handle setWPCycleInfo(handle, int cycles, int nextwp, bool last?)</text:p>
      <text:p text:style-name="P3">Sets up basic lifetime info on this waypoint.</text:p>
      <text:p text:style-name="P3">cycles = how many cycles will the waypoint last?</text:p>
      <text:p text:style-name="P3">nextwp = which waypoint will occur next? (relative to order added. for example, the previous</text:p>
      <text:p text:style-name="P3"><text:tab/>waypoint added would be -1. The waypoint added two after this would be 2)</text:p>
      <text:p text:style-name="P3">last? = Is this the last waypoint? (If yes, the enemy will dissolve if cycles run out)</text:p>
      <text:p text:style-name="P3"/>
      <text:p text:style-name="P2">handle setWPDeathInfo(handle, bool last?, int nextwp)</text:p>
      <text:p text:style-name="P3">Sets up basic lifetime info on this waypoint.</text:p>
      <text:p text:style-name="P3">last? = is this the last waypoint? (If yes, the enemy will die hp run out)</text:p>
      <text:p text:style-name="P3">nextwp = which waypoint will occur next if hp runs out? (relative to order added. for example, the <text:s text:c="4"/><text:tab/>previous waypoint added would be -1. The waypoint added two after this would be 2) </text:p>
      <text:p text:style-name="P3"/>
      <text:p text:style-name="P2">handle setWPHP(handle, int hp)</text:p>
      <text:p text:style-name="P3">If this is called, then upon entering the waypoint the attached enemies hp will become this value.</text:p>
      <text:p text:style-name="P3"/>
      <text:p text:style-name="P2">handle setWPInitVel(handle, float xvel, float yvel)</text:p>
      <text:p text:style-name="P3">If this is called, then upon entering the waypoint the attached enemies velocity will become this value.</text:p>
      <text:p text:style-name="P3">xvel = x component</text:p>
      <text:p text:style-name="P3">yvel = y component</text:p>
      <text:p text:style-name="P3"/>
      <text:p text:style-name="P3"/>
      <text:p text:style-name="P1">Enemy Functions</text:p>
      <text:p text:style-name="P2">handle newEnemy()</text:p>
      <text:p text:style-name="P3">Adds a new empty enemy and returns a handle to it.</text:p>
      <text:p text:style-name="P3"/>
      <text:p text:style-name="P2">handle setERadius(handle, float radius)</text:p>
      <text:p text:style-name="P3">Sets radius of the given enemy.</text:p>
      <text:p text:style-name="P3"/>
      <text:p text:style-name="P2">handle setESprite(handle, int sprite)</text:p>
      <text:p text:style-name="P3">Sets sprite of the given enemy.</text:p>
      <text:p text:style-name="P3"/>
      <text:p text:style-name="P2">handle setEHP(handle, int hp)</text:p>
      <text:p text:style-name="P3">Sets initial HP of the given enemy.</text:p>
      <text:p text:style-name="P3"/>
      <text:p text:style-name="P2">handle setEWayPoint(handle, int waypoint)</text:p>
      <text:p text:style-name="P3">Adds the given waypoint to the given enemy.</text:p>
      <text:p text:style-name="P3"/>
      <text:p text:style-name="P3"/>
      <text:p text:style-name="P1">Level Functions</text:p>
      <text:p text:style-name="P2">handle addEToLevel(handle, double x, double y, int cycles)</text:p>
      <text:p text:style-name="P3">Adds the given enemy to the level.</text:p>
      <text:p text:style-name="P3">x = x location</text:p>
      <text:p text:style-name="P3">y = y location</text:p>
      <text:p text:style-name="P3">cycles = number of cycles until the enemy activa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4-02T17:48:44</meta:creation-date>
    <dc:date>2007-04-02T18:34:10</dc:date>
    <dc:language>en-US</dc:language>
    <meta:editing-cycles>48</meta:editing-cycles>
    <meta:editing-duration>PT45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4" meta:word-count="370" meta:character-count="2137"/>
  </office:meta>
</office:document-meta>
</file>